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9999FF" style:repeat-content="fals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EEEEE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0">
      <style:table-cell-properties fo:border="thin solid #000000" style:vertical-align="middle" fo:wrap-option="wrap"/>
    </style:style>
    <style:style style:name="ce7" style:family="table-cell" style:parent-style-name="Default" style:data-style-name="N30">
      <style:table-cell-properties fo:border="thin solid #000000"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top" fo:wrap-option="wra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DDDDDD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DDDDD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DDDDD"/>
    </style:style>
    <style:style style:name="ce13" style:family="table-cell" style:parent-style-name="Default" style:data-style-name="N0">
      <style:table-cell-properties style:vertical-align="top" fo:wrap-option="wrap" fo:background-color="transparent"/>
    </style:style>
    <style:style style:name="ce14" style:family="table-cell" style:parent-style-name="Default" style:data-style-name="N0">
      <style:table-cell-properties style:vertical-align="middle" fo:wrap-option="wrap" fo:background-color="transparent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13.335cm"/>
    </style:style>
    <style:style style:name="co4" style:family="table-column">
      <style:table-column-properties fo:break-before="auto" style:column-width="9.65729166666667cm"/>
    </style:style>
    <style:style style:name="co5" style:family="table-column">
      <style:table-column-properties fo:break-before="auto" style:column-width="9.89541666666667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9.128125cm" style:use-optimal-column-width="true"/>
    </style:style>
    <style:style style:name="co15" style:family="table-column">
      <style:table-column-properties fo:break-before="auto" style:column-width="5.26520833333333cm" style:use-optimal-column-width="true"/>
    </style:style>
    <style:style style:name="co16" style:family="table-column">
      <style:table-column-properties fo:break-before="auto" style:column-width="6.3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114pt" style:use-optimal-row-height="true" fo:break-before="auto"/>
    </style:style>
    <style:style style:name="ro5" style:family="table-row">
      <style:table-row-properties style:row-height="71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Parámetros.$A$2:.$A$5])" table:base-cell-address="Sprint_#11.I2">
          <table:help-message/>
          <table:error-message table:display="true"/>
        </table:content-validation>
        <table:content-validation table:name="val2" table:condition="of:cell-content-is-in-list([Parámetros.$B$2:.$B$3])" table:base-cell-address="Sprint_#11.K2">
          <table:help-message/>
          <table:error-message table:display="true"/>
        </table:content-validation>
      </table:content-validations>
      <table:table table:name="Sprint_#11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2" table:default-cell-style-name="ce9"/>
        <table:table-column table:style-name="co13" table:default-cell-style-name="ce9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<text:s/>m</text:p>
          </table:table-cell>
          <table:table-cell office:value-type="string" table:style-name="ce3">
            <text:p>Nombre</text:p>
          </table:table-cell>
          <table:table-cell office:value-type="string" table:style-name="ce3">
            <text:p>Pre condiciones</text:p>
          </table:table-cell>
          <table:table-cell office:value-type="string" table:style-name="ce3">
            <text:p>Datos</text:p>
          </table:table-cell>
          <table:table-cell office:value-type="string" table:style-name="ce3">
            <text:p>Proceso</text:p>
          </table:table-cell>
          <table:table-cell office:value-type="string" table:style-name="ce3">
            <text:p>Pos condiciones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obtenido</text:p>
          </table:table-cell>
          <table:table-cell office:value-type="string" table:style-name="ce3">
            <text:p>Estado</text:p>
          </table:table-cell>
          <table:table-cell office:value-type="string" table:style-name="ce3">
            <text:p>Observaciones</text:p>
          </table:table-cell>
          <table:table-cell office:value-type="string" table:style-name="ce3">
            <text:p>Tester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CP-SGB-001" table:formula="of:=CONCATENATE(&quot;CP-SGB-&quot;;TEXT((ROW()-1);&quot;000&quot;))" table:style-name="ce5">
            <text:p>CP-SGB-001</text:p>
          </table:table-cell>
          <table:table-cell office:value-type="string" table:style-name="ce6">
            <text:p>Listado de Prestamos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table:style-name="ce8"/>
          <table:table-cell office:value-type="string" table:style-name="ce8">
            <text:p>Se elige la opción Movimientos/Recibir Préstamo</text:p>
          </table:table-cell>
          <table:table-cell table:style-name="ce8"/>
          <table:table-cell office:value-type="string" table:style-name="ce7">
            <text:p>Se deben listar los primeros cinco Prestamos</text:p>
            <text:p>Se debe especificar el total de Prestamos que existen en el sistem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3">
          <table:table-cell office:value-type="string" office:string-value="CP-SGB-002" table:formula="of:=CONCATENATE(&quot;CP-SGB-&quot;;TEXT((ROW()-1);&quot;000&quot;))" table:style-name="ce10">
            <text:p>CP-SGB-002</text:p>
          </table:table-cell>
          <table:table-cell office:value-type="string" table:style-name="ce10">
            <text:p>Filtrar Listado por ID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12">
            <text:p>ID: 25</text:p>
          </table:table-cell>
          <table:table-cell office:value-type="string" table:style-name="ce12">
            <text:p>Se elige la opción Movimientos/Recibir Préstamo</text:p>
            <text:p>Se digita el ID en el filtro de la columna ID y se presiona Enter</text:p>
            <text:p/>
          </table:table-cell>
          <table:table-cell table:style-name="ce12"/>
          <table:table-cell office:value-type="string" table:style-name="ce11">
            <text:p>Se debe listar solo el préstamo que corresponde al ID digitado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3" table:formula="of:=CONCATENATE(&quot;CP-SGB-&quot;;TEXT((ROW()-1);&quot;000&quot;))" table:style-name="ce5">
            <text:p>CP-SGB-003</text:p>
          </table:table-cell>
          <table:table-cell office:value-type="string" table:style-name="ce6">
            <text:p>Filtrar Listado por ID Incorrecto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9">
            <text:p>ID: ABC</text:p>
          </table:table-cell>
          <table:table-cell office:value-type="string" table:style-name="ce8">
            <text:p>Se elige la opción Movimientos/Recibir Préstamo</text:p>
            <text:p>Se digita el texto en el filtro de la columna ID y se da Enter</text:p>
          </table:table-cell>
          <table:table-cell table:style-name="ce8"/>
          <table:table-cell office:value-type="string" table:style-name="ce7">
            <text:p>Se debe mostrar un mensaje indicando que el ID digitado es incorrect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2">
          <table:table-cell office:value-type="string" office:string-value="CP-SGB-004" table:formula="of:=CONCATENATE(&quot;CP-SGB-&quot;;TEXT((ROW()-1);&quot;000&quot;))" table:style-name="ce10">
            <text:p>CP-SGB-004</text:p>
          </table:table-cell>
          <table:table-cell office:value-type="string" table:style-name="ce10">
            <text:p>Filtrar Listado por Descripción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12">
            <text:p>Descripción: Computadora</text:p>
          </table:table-cell>
          <table:table-cell office:value-type="string" table:style-name="ce12">
            <text:p>Se elige la opción Movimientos/Recibir Préstamo</text:p>
            <text:p>Se digita el texto en el filtro de la columna Descripción y se presiona Enter</text:p>
          </table:table-cell>
          <table:table-cell table:style-name="ce12"/>
          <table:table-cell office:value-type="string" table:style-name="ce11">
            <text:p>Se deben listar solo los Prestamos que concuerdan con la <text:s/>descripción digitad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5" table:formula="of:=CONCATENATE(&quot;CP-SGB-&quot;;TEXT((ROW()-1);&quot;000&quot;))" table:style-name="ce5">
            <text:p>CP-SGB-005</text:p>
          </table:table-cell>
          <table:table-cell office:value-type="string" table:style-name="ce6">
            <text:p>Filtrar Listado por Fecha Ingreso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9">
            <text:p>Fecha: 20/12/2017</text:p>
          </table:table-cell>
          <table:table-cell office:value-type="string" table:style-name="ce8">
            <text:p>Se elige la opción Movimientos/Recibir Préstamo</text:p>
            <text:p>Se selecciona la fecha en el filtro de la columna Fecha Ingreso</text:p>
          </table:table-cell>
          <table:table-cell table:style-name="ce8"/>
          <table:table-cell office:value-type="string" table:style-name="ce7">
            <text:p>Se deben listar solo los Prestamos que concuerden con la Fecha de Ingreso seleccionad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2">
          <table:table-cell office:value-type="string" office:string-value="CP-SGB-006" table:formula="of:=CONCATENATE(&quot;CP-SGB-&quot;;TEXT((ROW()-1);&quot;000&quot;))" table:style-name="ce10">
            <text:p>CP-SGB-006</text:p>
          </table:table-cell>
          <table:table-cell office:value-type="string" table:style-name="ce10">
            <text:p>Filtrar Listado por Fecha Salida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12">
            <text:p>Fecha: 20/12/2018</text:p>
          </table:table-cell>
          <table:table-cell office:value-type="string" table:style-name="ce12">
            <text:p>Se elige la opción Movimientos/Recibir Préstamo</text:p>
            <text:p>Se selecciona la fecha en el filtro de la columna Fecha Devolución</text:p>
          </table:table-cell>
          <table:table-cell table:style-name="ce12"/>
          <table:table-cell office:value-type="string" table:style-name="ce11">
            <text:p>Se deben listar solo los Prestamos que concuerden con la Fecha de Devolución seleccionad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2">
          <table:table-cell office:value-type="string" office:string-value="CP-SGB-007" table:formula="of:=CONCATENATE(&quot;CP-SGB-&quot;;TEXT((ROW()-1);&quot;000&quot;))" table:style-name="ce5">
            <text:p>CP-SGB-007</text:p>
          </table:table-cell>
          <table:table-cell office:value-type="string" table:style-name="ce6">
            <text:p>Filtrar Listado por Identificación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8">
            <text:p>Identificación: 123</text:p>
          </table:table-cell>
          <table:table-cell office:value-type="string" table:style-name="ce8">
            <text:p>Se elige la opción Movimientos/Recibir Préstamo</text:p>
            <text:p>Se digita el texto en el filtro de la columna identificación y se da Enter</text:p>
          </table:table-cell>
          <table:table-cell table:style-name="ce8"/>
          <table:table-cell office:value-type="string" table:style-name="ce7">
            <text:p>Se deben listar solo los Prestamos que están en el estado seleccionad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2">
          <table:table-cell office:value-type="string" office:string-value="CP-SGB-008" table:formula="of:=CONCATENATE(&quot;CP-SGB-&quot;;TEXT((ROW()-1);&quot;000&quot;))" table:style-name="ce10">
            <text:p>CP-SGB-008</text:p>
          </table:table-cell>
          <table:table-cell office:value-type="string" table:style-name="ce10">
            <text:p>Filtrar Listado por Estado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12">
            <text:p>Estado: CREADO</text:p>
          </table:table-cell>
          <table:table-cell office:value-type="string" table:style-name="ce12">
            <text:p>Se elige la opción Movimientos/Recibir Préstamo</text:p>
            <text:p>Se selecciona el estado en el filtro de la columna Estado</text:p>
          </table:table-cell>
          <table:table-cell table:style-name="ce12"/>
          <table:table-cell office:value-type="string" table:style-name="ce11">
            <text:p>Se deben listar solo los Prestamos que están en el estado seleccionado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09" table:formula="of:=CONCATENATE(&quot;CP-SGB-&quot;;TEXT((ROW()-1);&quot;000&quot;))" table:style-name="ce5">
            <text:p>CP-SGB-009</text:p>
          </table:table-cell>
          <table:table-cell office:value-type="string" table:style-name="ce6">
            <text:p>Agregar Nuevo Préstamo</text:p>
          </table:table-cell>
          <table:table-cell office:value-type="string" table:style-name="ce7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8">
            <text:p>Fecha Ingreso: Hoy</text:p>
            <text:p>Fecha Devolución: 31/12/2018</text:p>
            <text:p>Convenio: ICE</text:p>
            <text:p>Identificación: PC001</text:p>
            <text:p>Marca: Dell</text:p>
            <text:p>Modelo: Inspiron</text:p>
            <text:p>Serie: 123456789</text:p>
            <text:p>Motivo: Préstamo de computadoras</text:p>
          </table:table-cell>
          <table:table-cell office:value-type="string" table:style-name="ce8">
            <text:p>Se elige la opción Movimientos/Recibir Préstamo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office:value-type="string" table:style-name="ce8">
            <text:p>El Préstamo debe quedar almacenada en el sistema</text:p>
            <text:p/>
          </table:table-cell>
          <table:table-cell office:value-type="string" table:style-name="ce7">
            <text:p>Se debe mostrar un mensaje indicando que los datos se almacenaron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4">
          <table:table-cell office:value-type="string" office:string-value="CP-SGB-010" table:formula="of:=CONCATENATE(&quot;CP-SGB-&quot;;TEXT((ROW()-1);&quot;000&quot;))" table:style-name="ce10">
            <text:p>CP-SGB-010</text:p>
          </table:table-cell>
          <table:table-cell office:value-type="string" table:style-name="ce10">
            <text:p>Agregar Préstamo Fecha Devolución Menor a Fecha Ingreso</text:p>
          </table:table-cell>
          <table:table-cell office:value-type="string" table:style-name="ce11">
            <text:p>El usuario debe estar loggeado en el sistema</text:p>
            <text:p>Deben existir Prestamos almacenados en el sistema</text:p>
            <text:p>Deben existir estados almacenados bajo el dominio “Recibir Préstamo”</text:p>
          </table:table-cell>
          <table:table-cell office:value-type="string" table:style-name="ce12">
            <text:p>Fecha Ingreso: Hoy</text:p>
            <text:p>Fecha Devolución: 31/12/2018</text:p>
            <text:p>Convenio: ICE</text:p>
            <text:p>Identificación: PC001</text:p>
            <text:p>Marca: Dell</text:p>
            <text:p>Modelo: Inspiron</text:p>
            <text:p>Serie: 123456789</text:p>
            <text:p>Motivo: Préstamo de computadoras</text:p>
          </table:table-cell>
          <table:table-cell office:value-type="string" table:style-name="ce12">
            <text:p>Se elige la opción Movimientos/Recibir Préstamo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table:style-name="ce12"/>
          <table:table-cell office:value-type="string" table:style-name="ce11">
            <text:p>Se debe mostrar un mensaje indicando que las fechas son incorrectas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5">
          <table:table-cell office:value-type="string" office:string-value="CP-SGB-011" table:formula="of:=CONCATENATE(&quot;CP-SGB-&quot;;TEXT((ROW()-1);&quot;000&quot;))" table:style-name="ce5">
            <text:p>CP-SGB-011</text:p>
          </table:table-cell>
          <table:table-cell office:value-type="string" table:style-name="ce6">
            <text:p>Agregar Observación a un Préstamo</text:p>
          </table:table-cell>
          <table:table-cell office:value-type="string" table:style-name="ce7">
            <text:p>El usuario debe estar loggeado en el sistema</text:p>
            <text:p>Deben existir estados almacenados bajo el dominio “Recibir Préstamo”</text:p>
            <text:p>Deben existir Prestamos almacenadas en el sistema con estado “CREADO”</text:p>
          </table:table-cell>
          <table:table-cell office:value-type="string" table:style-name="ce8">
            <text:p>Observaciones: Préstamo de computadoras</text:p>
          </table:table-cell>
          <table:table-cell office:value-type="string" table:style-name="ce8">
            <text:p>Se elige la opción Movimientos/Recibir Préstamo</text:p>
            <text:p>Se da clic en el botón “Detalle” de un préstamo</text:p>
            <text:p>Se completa el formulario con los datos correspondientes</text:p>
            <text:p>Se da clic en el botón "Guardar"</text:p>
          </table:table-cell>
          <table:table-cell office:value-type="string" table:style-name="ce8">
            <text:p>La observación debe quedar almacenada en el sistema, asociada al préstamo</text:p>
          </table:table-cell>
          <table:table-cell office:value-type="string" table:style-name="ce7">
            <text:p>Se debe mostrar un mensaje indicando que el préstamo se actualizo de forma exitosa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style-name="ro5">
          <table:table-cell office:value-type="string" office:string-value="CP-SGB-012" table:formula="of:=CONCATENATE(&quot;CP-SGB-&quot;;TEXT((ROW()-1);&quot;000&quot;))" table:style-name="ce10">
            <text:p>CP-SGB-012</text:p>
          </table:table-cell>
          <table:table-cell office:value-type="string" table:style-name="ce10">
            <text:p>Agregar Adjunto a un Préstamo</text:p>
          </table:table-cell>
          <table:table-cell office:value-type="string" table:style-name="ce11">
            <text:p>El usuario debe estar loggeado en el sistema</text:p>
            <text:p>Deben existir estados almacenados bajo el dominio “Recibir Préstamo”</text:p>
            <text:p>Deben existir Prestamos almacenadas en el sistema con estado “CREADO”</text:p>
          </table:table-cell>
          <table:table-cell office:value-type="string" table:style-name="ce12">
            <text:p>Archivo: Seleccionar archivo de texto del sistema</text:p>
          </table:table-cell>
          <table:table-cell office:value-type="string" table:style-name="ce12">
            <text:p>Se elige la opción Movimientos/Recibir Préstamo</text:p>
            <text:p>Del listado se da clic en el botón “Detalles”</text:p>
            <text:p>Se completa el formulario con los datos correspondientes</text:p>
            <text:p>Se da clic en el botón Guardar</text:p>
          </table:table-cell>
          <table:table-cell office:value-type="string" table:style-name="ce12">
            <text:p>El adjunto debe quedar almacenado en el sistema, asociado al préstamo</text:p>
          </table:table-cell>
          <table:table-cell office:value-type="string" table:style-name="ce11">
            <text:p>Se debe mostrar un mensaje indicando que el préstamo se actualizo de forma exitosa</text:p>
          </table:table-cell>
          <table:table-cell table:style-name="ce12"/>
          <table:table-cell office:value-type="string" table:content-validation-name="val1" table:style-name="ce12">
            <text:p>Pendiente</text:p>
          </table:table-cell>
          <table:table-cell table:style-name="ce12"/>
          <table:table-cell office:value-type="string" table:content-validation-name="val2" table:style-name="ce12">
            <text:p>Álvaro</text:p>
          </table:table-cell>
          <table:table-cell table:number-columns-repeated="16373" table:style-name="ce13"/>
        </table:table-row>
        <table:table-row table:style-name="ro4">
          <table:table-cell office:value-type="string" office:string-value="CP-SGB-013" table:formula="of:=CONCATENATE(&quot;CP-SGB-&quot;;TEXT((ROW()-1);&quot;000&quot;))" table:style-name="ce5">
            <text:p>CP-SGB-013</text:p>
          </table:table-cell>
          <table:table-cell office:value-type="string" table:style-name="ce6">
            <text:p>Agregar Préstamo sin Convenio</text:p>
          </table:table-cell>
          <table:table-cell office:value-type="string" table:style-name="ce7">
            <text:p>El usuario debe estar loggeado en el sistema</text:p>
            <text:p>Deben existir estados almacenados bajo el dominio “Recibir Préstamo”</text:p>
          </table:table-cell>
          <table:table-cell office:value-type="string" table:style-name="ce8">
            <text:p>Fecha Ingreso: Hoy</text:p>
            <text:p>Fecha Devolución: 31/12/2018</text:p>
            <text:p>Convenio:<text:s/></text:p>
            <text:p>Identificación: PC001</text:p>
            <text:p>Marca: Dell</text:p>
            <text:p>Modelo: Inspiron</text:p>
            <text:p>Serie: 123456789</text:p>
            <text:p>Motivo: Préstamo de computadoras</text:p>
          </table:table-cell>
          <table:table-cell office:value-type="string" table:style-name="ce8">
            <text:p>Se elige la opción Movimientos/Recibir Préstamo</text:p>
            <text:p>Se da clic en el botón “Nuevo”</text:p>
            <text:p>Se completa el formulario con los datos correspondientes</text:p>
            <text:p>Se da clic en el botón "Guardar"</text:p>
          </table:table-cell>
          <table:table-cell table:style-name="ce8"/>
          <table:table-cell office:value-type="string" table:style-name="ce7">
            <text:p>Se debe mostrar un mensaje indicando que debe seleccionar un convenio</text:p>
          </table:table-cell>
          <table:table-cell table:style-name="ce8"/>
          <table:table-cell office:value-type="string" table:content-validation-name="val1" table:style-name="ce8">
            <text:p>Pendiente</text:p>
          </table:table-cell>
          <table:table-cell table:style-name="ce8"/>
          <table:table-cell office:value-type="string" table:content-validation-name="val2" table:style-name="ce8">
            <text:p>Álvaro</text:p>
          </table:table-cell>
          <table:table-cell table:number-columns-repeated="1013" table:style-name="ce9"/>
          <table:table-cell table:number-columns-repeated="15360"/>
        </table:table-row>
        <table:table-row table:number-rows-repeated="6" table:style-name="ro6">
          <table:table-cell table:style-name="ce14"/>
          <table:table-cell table:style-name="ce15"/>
          <table:table-cell table:number-columns-repeated="1022" table:style-name="ce13"/>
          <table:table-cell table:number-columns-repeated="15360" table:style-name="ce15"/>
        </table:table-row>
        <table:table-row table:style-name="ro6">
          <table:table-cell table:style-name="ce16"/>
          <table:table-cell table:style-name="ce1"/>
          <table:table-cell table:number-columns-repeated="1022" table:style-name="ce9"/>
          <table:table-cell table:number-columns-repeated="15360"/>
        </table:table-row>
        <table:table-row table:number-rows-repeated="1048555" table:style-name="ro6">
          <table:table-cell table:number-columns-repeated="16384"/>
        </table:table-row>
      </table:table>
      <table:table table:name="Estimados" table:style-name="ta2"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4" table:default-cell-style-name="ce17"/>
        <table:table-column table:style-name="co13" table:default-cell-style-name="ce20"/>
        <table:table-column table:style-name="co13" table:number-columns-repeated="16378" table:default-cell-style-name="ce17"/>
        <table:table-row table:style-name="ro7">
          <table:table-cell office:value-type="string" table:number-columns-spanned="6" table:number-rows-spanned="1" table:style-name="ce26">
            <text:p>Estimados Sprint #11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style-name="ce18">
            <text:p>Epica</text:p>
          </table:table-cell>
          <table:table-cell office:value-type="string" table:style-name="ce18">
            <text:p>Detalle</text:p>
          </table:table-cell>
          <table:table-cell office:value-type="string" table:style-name="ce18">
            <text:p>Tarea</text:p>
          </table:table-cell>
          <table:table-cell office:value-type="string" table:style-name="ce18">
            <text:p>Sub Tarea</text:p>
          </table:table-cell>
          <table:table-cell office:value-type="string" table:style-name="ce18">
            <text:p>Descripcion</text:p>
          </table:table-cell>
          <table:table-cell office:value-type="string" table:style-name="ce18">
            <text:p>Estimado</text:p>
          </table:table-cell>
          <table:table-cell table:number-columns-repeated="16378" table:style-name="ce19"/>
        </table:table-row>
        <table:table-row table:style-name="ro8">
          <table:table-cell office:value-type="float" office:value="148" table:number-columns-spanned="1" table:number-rows-spanned="14" table:style-name="ce27">
            <text:p>148</text:p>
          </table:table-cell>
          <table:table-cell office:value-type="string" table:number-columns-spanned="1" table:number-rows-spanned="14" table:style-name="ce27">
            <text:p>Prestamos a la Universidad</text:p>
          </table:table-cell>
          <table:table-cell office:value-type="string" table:number-columns-spanned="1" table:number-rows-spanned="9" table:style-name="ce27">
            <text:p>Listado de Prestamos</text:p>
          </table:table-cell>
          <table:table-cell office:value-type="string" table:number-columns-spanned="1" table:number-rows-spanned="2" table:style-name="ce28">
            <text:p>Crear estructuras de base de datos</text:p>
          </table:table-cell>
          <table:table-cell office:value-type="string" table:style-name="ce21">
            <text:p>Crear tabla de prestamos</text:p>
            <text:p>Crear tabla Registro Movimiento</text:p>
          </table:table-cell>
          <table:table-cell office:value-type="float" office:value="1" table:style-name="ce20">
            <text:p>1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7">
            <text:p>Crear secuencias</text:p>
          </table:table-cell>
          <table:table-cell office:value-type="float" office:value="1" table:style-name="ce20">
            <text:p>1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29">
            <text:p>Crear domains y mapeos hibernate</text:p>
          </table:table-cell>
          <table:table-cell office:value-type="string" table:style-name="ce23">
            <text:p>Crear domains para nuevas clases</text:p>
          </table:table-cell>
          <table:table-cell office:value-type="float" office:value="2" table:style-name="ce22">
            <text:p>2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23">
            <text:p>Modificar archivo de configuracion hibernate</text:p>
          </table:table-cell>
          <table:table-cell office:value-type="float" office:value="1" table:style-name="ce22">
            <text:p>1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30">
            <text:p>Crear models y daos</text:p>
          </table:table-cell>
          <table:table-cell office:value-type="string" table:style-name="ce23">
            <text:p>Crear metodos para listar datos</text:p>
          </table:table-cell>
          <table:table-cell office:value-type="float" office:value="2" table:style-name="ce22">
            <text:p>2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23">
            <text:p>Crear metodos para modificar datos</text:p>
          </table:table-cell>
          <table:table-cell office:value-type="float" office:value="1" table:style-name="ce22">
            <text:p>1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table-cell office:value-type="string" table:style-name="ce23">
            <text:p>Crear pantalla</text:p>
          </table:table-cell>
          <table:table-cell office:value-type="string" table:style-name="ce23">
            <text:p>Crear pantalla de listado de prestamos</text:p>
          </table:table-cell>
          <table:table-cell office:value-type="float" office:value="4" table:style-name="ce22">
            <text:p>4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30">
            <text:p>Crear controller y command</text:p>
          </table:table-cell>
          <table:table-cell office:value-type="string" table:style-name="ce23">
            <text:p>Crear controller para listado de prestamos</text:p>
          </table:table-cell>
          <table:table-cell office:value-type="float" office:value="4" table:style-name="ce22">
            <text:p>4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23">
            <text:p>Crear command para listado de prestamos</text:p>
          </table:table-cell>
          <table:table-cell office:value-type="float" office:value="1" table:style-name="ce22">
            <text:p>1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table-cell office:value-type="string" table:number-columns-spanned="1" table:number-rows-spanned="3" table:style-name="ce27">
            <text:p>Mantenimiento de Prestamos</text:p>
          </table:table-cell>
          <table:table-cell office:value-type="string" table:style-name="ce23">
            <text:p>Crear pantalla</text:p>
          </table:table-cell>
          <table:table-cell office:value-type="string" table:style-name="ce23">
            <text:p>Crear pantalla para mantenimiento de prestamos</text:p>
          </table:table-cell>
          <table:table-cell office:value-type="float" office:value="4" table:style-name="ce22">
            <text:p>4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table-cell office:value-type="string" table:number-columns-spanned="1" table:number-rows-spanned="2" table:style-name="ce30">
            <text:p>Crear controller y command</text:p>
          </table:table-cell>
          <table:table-cell office:value-type="string" table:style-name="ce23">
            <text:p>Crear controller para mantenimiento de prestamos</text:p>
          </table:table-cell>
          <table:table-cell office:value-type="float" office:value="4" table:style-name="ce22">
            <text:p>4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23">
            <text:p>Crear command para mantenimiento de prestamos</text:p>
          </table:table-cell>
          <table:table-cell office:value-type="float" office:value="2" table:style-name="ce22">
            <text:p>2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table-cell office:value-type="string" table:number-columns-spanned="1" table:number-rows-spanned="2" table:style-name="ce27">
            <text:p>Pruebas</text:p>
          </table:table-cell>
          <table:table-cell office:value-type="string" table:style-name="ce23">
            <text:p>Crear casos de pruebas</text:p>
          </table:table-cell>
          <table:table-cell office:value-type="string" table:style-name="ce23">
            <text:p>Crear casos de pruebas</text:p>
          </table:table-cell>
          <table:table-cell office:value-type="float" office:value="2" table:style-name="ce22">
            <text:p>2</text:p>
          </table:table-cell>
          <table:table-cell table:number-columns-repeated="16378" table:style-name="ce1"/>
        </table:table-row>
        <table:table-row table:style-name="ro7">
          <table:covered-table-cell/>
          <table:covered-table-cell/>
          <table:covered-table-cell/>
          <table:table-cell office:value-type="string" table:style-name="ce17">
            <text:p>Ejecutar casos de pruebas</text:p>
          </table:table-cell>
          <table:table-cell office:value-type="string" table:style-name="ce17">
            <text:p>Ejecutar casos de pruebas</text:p>
          </table:table-cell>
          <table:table-cell office:value-type="float" office:value="4" table:style-name="ce20">
            <text:p>4</text:p>
          </table:table-cell>
          <table:table-cell table:number-columns-repeated="16378" table:style-name="ce1"/>
        </table:table-row>
        <table:table-row table:style-name="ro7">
          <table:table-cell table:number-columns-repeated="4" table:style-name="ce24"/>
          <table:table-cell office:value-type="string" table:style-name="ce25">
            <text:p>Total</text:p>
          </table:table-cell>
          <table:table-cell office:value-type="float" office:value="33" table:formula="of:=SUM([.F3:.F16])" table:style-name="ce25">
            <text:p>33</text:p>
          </table:table-cell>
          <table:table-cell table:number-columns-repeated="16378" table:style-name="ce1"/>
        </table:table-row>
        <table:table-row table:style-name="ro7">
          <table:table-cell table:number-columns-repeated="5" table:style-name="ce17"/>
          <table:table-cell table:style-name="ce20"/>
          <table:table-cell table:number-columns-repeated="16378" table:style-name="ce1"/>
        </table:table-row>
        <table:table-row table:number-rows-repeated="1048558" table:style-name="ro7">
          <table:table-cell table:number-columns-repeated="16384"/>
        </table:table-row>
      </table:table>
      <table:table table:name="Parámetros" table:style-name="ta1">
        <table:table-column table:style-name="co12" table:number-columns-repeated="2" table:default-cell-style-name="ce1"/>
        <table:table-column table:style-name="co13" table:number-columns-repeated="16382" table:default-cell-style-name="ce1"/>
        <table:table-row table:style-name="ro6">
          <table:table-cell office:value-type="string" table:style-name="ce1">
            <text:p>Estados</text:p>
          </table:table-cell>
          <table:table-cell office:value-type="string" table:style-name="ce1">
            <text:p>Testers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Pendiente</text:p>
          </table:table-cell>
          <table:table-cell office:value-type="string" table:style-name="ce1">
            <text:p>Alvaro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Aprobado</text:p>
          </table:table-cell>
          <table:table-cell office:value-type="string" table:style-name="ce1">
            <text:p>Jairo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Rechazado</text:p>
          </table:table-cell>
          <table:table-cell office:value-type="string" table:style-name="ce1">
            <text:p>Jorge</text:p>
          </table:table-cell>
          <table:table-cell table:number-columns-repeated="16382"/>
        </table:table-row>
        <table:table-row table:style-name="ro6">
          <table:table-cell office:value-type="string" table:style-name="ce1">
            <text:p>Condicionado</text:p>
          </table:table-cell>
          <table:table-cell office:value-type="string" table:style-name="ce1">
            <text:p>Oscar</text:p>
          </table:table-cell>
          <table:table-cell table:number-columns-repeated="16382"/>
        </table:table-row>
        <table:table-row table:style-name="ro6">
          <table:table-cell table:style-name="ce1"/>
          <table:table-cell office:value-type="string" table:style-name="ce1">
            <text:p>Raul</text:p>
          </table:table-cell>
          <table:table-cell table:number-columns-repeated="16382"/>
        </table:table-row>
        <table:table-row table:number-rows-repeated="104857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scante, Alvaro</meta:initial-creator>
    <dc:creator>Cascante, Alvaro</dc:creator>
    <meta:creation-date>2017-08-10T16:12:52Z</meta:creation-date>
    <dc:date>2018-05-07T17:14:47Z</dc:date>
    <meta:print-date>2018-04-26T02:28:36Z</meta:print-date>
    <meta:editing-cycles>60</meta:editing-cycles>
    <meta:editing-duration>PT7393S</meta:editing-duration>
  </office:meta>
</office:document-meta>
</file>